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72in"/>
    </style:style>
    <style:style style:name="co3" style:family="table-column">
      <style:table-column-properties fo:break-before="auto" style:column-width="1.0374in"/>
    </style:style>
    <style:style style:name="co4" style:family="table-column">
      <style:table-column-properties fo:break-before="auto" style:column-width="1.278in"/>
    </style:style>
    <style:style style:name="co5" style:family="table-column">
      <style:table-column-properties fo:break-before="auto" style:column-width="1.2453in"/>
    </style:style>
    <style:style style:name="co6" style:family="table-column">
      <style:table-column-properties fo:break-before="auto" style:column-width="1.3327in"/>
    </style:style>
    <style:style style:name="co7" style:family="table-column">
      <style:table-column-properties fo:break-before="auto" style:column-width="0.141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ff"/>
    </style:style>
    <style:style style:name="ce2" style:family="table-cell" style:parent-style-name="Default">
      <style:table-cell-properties fo:background-color="#cc66ff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/>
          <table:table-cell office:value-type="string">
            <text:p>Plan1</text:p>
          </table:table-cell>
          <table:table-cell office:value-type="string">
            <text:p>Plan2</text:p>
          </table:table-cell>
          <table:table-cell office:value-type="string">
            <text:p>Reconciliation1</text:p>
          </table:table-cell>
          <table:table-cell office:value-type="string">
            <text:p>Reconciliation2</text:p>
          </table:table-cell>
          <table:table-cell office:value-type="string">
            <text:p>TransactionBlock1</text:p>
          </table:table-cell>
          <table:table-cell office:value-type="string">
            <text:p>TransactionBlock2</text:p>
          </table:table-cell>
          <table:table-cell office:value-type="string">
            <text:p>ActiveReconciliation</text:p>
          </table:table-cell>
          <table:table-cell/>
          <table:table-cell office:value-type="string">
            <text:p>Budgeted</text:p>
          </table:table-cell>
        </table:table-row>
        <table:table-row table:style-name="ro1">
          <table:table-cell office:value-type="string">
            <text:p>Amount</text:p>
          </table:table-cell>
          <table:table-cell table:number-columns-repeated="4"/>
          <table:table-cell office:value-type="float" office:value="-110">
            <text:p>-110</text:p>
          </table:table-cell>
          <table:table-cell office:value-type="float" office:value="-16">
            <text:p>-16</text:p>
          </table:table-cell>
          <table:table-cell table:number-columns-repeated="3"/>
        </table:table-row>
        <table:table-row table:style-name="ro1">
          <table:table-cell office:value-type="string">
            <text:p>Cat Default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3">
            <text:p>33</text:p>
          </table:table-cell>
          <table:table-cell table:style-name="ce1" table:formula="of:=[.F2]-SUM([.F4:.F6])" office:value-type="float" office:value="-110">
            <text:p>-110</text:p>
          </table:table-cell>
          <table:table-cell table:style-name="ce1" table:formula="of:=[.G2]-SUM([.G4:.G6])" office:value-type="float" office:value="-7">
            <text:p>-7</text:p>
          </table:table-cell>
          <table:table-cell table:style-name="ce2" table:formula="of:=[.J3]-SUM([.B3:.G3])" office:value-type="float" office:value="189">
            <text:p>189</text:p>
          </table:table-cell>
          <table:table-cell office:value-type="float" office:value="0">
            <text:p>0</text:p>
          </table:table-cell>
          <table:table-cell table:style-name="ce2" table:formula="of:=[.B8]-SUM([.J4:.J6])" office:value-type="float" office:value="298">
            <text:p>298</text:p>
          </table:table-cell>
        </table:table-row>
        <table:table-row table:style-name="ro1">
          <table:table-cell office:value-type="string">
            <text:p>Cat 0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/>
          <table:table-cell office:value-type="float" office:value="-9">
            <text:p>-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SUM([.B4:.H4])" office:value-type="float" office:value="90">
            <text:p>90</text:p>
          </table:table-cell>
        </table:table-row>
        <table:table-row table:style-name="ro1">
          <table:table-cell office:value-type="string">
            <text:p>Cat 1</text:p>
          </table:table-cell>
          <table:table-cell/>
          <table:table-cell office:value-type="float" office:value="31">
            <text:p>31</text:p>
          </table:table-cell>
          <table:table-cell/>
          <table:table-cell office:value-type="float" office:value="55">
            <text:p>55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SUM([.B5:.H5])" office:value-type="float" office:value="86">
            <text:p>86</text:p>
          </table:table-cell>
        </table:table-row>
        <table:table-row table:style-name="ro1">
          <table:table-cell office:value-type="string">
            <text:p>Cat 2</text:p>
          </table:table-cell>
          <table:table-cell/>
          <table:table-cell office:value-type="float" office:value="26">
            <text:p>26</text:p>
          </table:table-cell>
          <table:table-cell table:number-columns-repeated="5"/>
          <table:table-cell office:value-type="float" office:value="1">
            <text:p>1</text:p>
          </table:table-cell>
          <table:table-cell table:formula="of:=SUM([.B6:.H6])" office:value-type="float" office:value="26">
            <text:p>2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AccountsTotal</text:p>
          </table:table-cell>
          <table:table-cell office:value-type="float" office:value="500">
            <text:p>500</text:p>
          </table:table-cell>
          <table:table-cell table:number-columns-repeated="8"/>
        </table:table-row>
        <table:table-row table:style-name="ro1">
          <table:table-cell office:value-type="string">
            <text:p>CATotal</text:p>
          </table:table-cell>
          <table:table-cell table:number-columns-repeated="8"/>
          <table:table-cell table:formula="of:=SUM([.J4:.J6])" office:value-type="float" office:value="202">
            <text:p>202</text:p>
          </table:table-cell>
        </table:table-row>
        <table:table-row table:style-name="ro1">
          <table:table-cell office:value-type="string">
            <text:p>Total</text:p>
          </table:table-cell>
          <table:table-cell table:number-columns-repeated="8"/>
          <table:table-cell table:formula="of:=SUM([.J3:.J6])" office:value-type="float" office:value="500">
            <text:p>500</text:p>
          </table:table-cell>
        </table:table-row>
        <table:table-row table:style-name="ro1">
          <table:table-cell table:number-columns-repeated="9"/>
          <table:table-cell office:value-type="string">
            <text:p>^Should match AccountsTotal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7"/>
          <table:table-cell table:formula="of:=SUM([.B3:.G3])" office:value-type="float" office:value="109">
            <text:p>109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15">03/15/2021</text:date>, <text:time>02:44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H8M32S</meta:editing-duration>
    <meta:editing-cycles>7</meta:editing-cycles>
    <meta:generator>OpenOffice/4.1.9$Win32 OpenOffice.org_project/419m1$Build-9805</meta:generator>
    <dc:date>2021-03-15T02:44:29.88</dc:date>
    <dc:creator>Troy Swanson</dc:creator>
    <meta:document-statistic meta:table-count="3" meta:cell-count="47" meta:object-count="0"/>
    <meta:user-defined meta:name="Info 1"/>
    <meta:user-defined meta:name="Info 2"/>
    <meta:user-defined meta:name="Info 3"/>
    <meta:user-defined meta:name="Info 4"/>
  </office:meta>
</office:document-meta>
</file>